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nboxMessage.isMarkedAs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boxMessage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boxMessag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boxMessage.AbstractInboxMessage( String id , Message message , boolean markedAs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nboxMessage.markAsRead( boolean mark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